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hoto by <text:a xlink:type="simple" xlink:href="https://unsplash.com/@shot_recp?utm_content=creditCopyText&amp;utm_medium=referral&amp;utm_source=unsplash" text:style-name="Internet_20_link" text:visited-style-name="Visited_20_Internet_20_Link">Natallia Nagorniak</text:a> on <text:a xlink:type="simple" xlink:href="https://unsplash.com/photos/black-berries-on-white-cake-tA3sJ4u09eU?utm_content=creditCopyText&amp;utm_medium=referral&amp;utm_source=unsplash" text:style-name="Internet_20_link" text:visited-style-name="Visited_20_Internet_20_Link">Unsplash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4-03-10T23:49:23.388987712</meta:creation-date>
    <dc:date>2024-03-12T16:45:18.328596833</dc:date>
    <meta:editing-duration>PT45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" meta:word-count="6" meta:character-count="39" meta:non-whitespace-character-count="34"/>
  </office:meta>
</office:document-meta>
</file>